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66pt" officeooo:rsid="0018a189" officeooo:paragraph-rsid="0018a189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LTRAINER.org CHECKING YOU OUT <text:s/>👀👀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18:03:19.475082290</meta:creation-date>
    <dc:date>2021-10-01T18:04:28.083352145</dc:date>
    <meta:editing-duration>PT1M9S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2"/>
    <meta:generator>LibreOffice/6.0.7.3$Linux_X86_64 LibreOffice_project/00m0$Build-3</meta:generator>
  </office:meta>
</office:document-meta>
</file>